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a63d8" officeooo:paragraph-rsid="001a63d8"/>
    </style:style>
    <style:style style:name="P2" style:family="paragraph" style:parent-style-name="Standard">
      <style:text-properties officeooo:rsid="001c090f" officeooo:paragraph-rsid="001c090f"/>
    </style:style>
    <style:style style:name="P3" style:family="paragraph" style:parent-style-name="Standard">
      <style:text-properties officeooo:rsid="001c090f" officeooo:paragraph-rsid="001de47a"/>
    </style:style>
    <style:style style:name="P4" style:family="paragraph" style:parent-style-name="Standard" style:list-style-name="L1">
      <style:text-properties officeooo:rsid="001c090f" officeooo:paragraph-rsid="001c090f"/>
    </style:style>
    <style:style style:name="P5" style:family="paragraph" style:parent-style-name="Standard" style:list-style-name="L1">
      <style:text-properties officeooo:rsid="001c090f" officeooo:paragraph-rsid="001de47a"/>
    </style:style>
    <style:style style:name="P6" style:family="paragraph" style:parent-style-name="Standard">
      <style:text-properties officeooo:rsid="001de47a" officeooo:paragraph-rsid="001df7b2"/>
    </style:style>
    <style:style style:name="P7" style:family="paragraph" style:parent-style-name="Standard">
      <style:text-properties officeooo:rsid="001de47a" officeooo:paragraph-rsid="001f72b2"/>
    </style:style>
    <style:style style:name="P8" style:family="paragraph" style:parent-style-name="Standard" style:list-style-name="L1">
      <style:text-properties officeooo:rsid="001de47a" officeooo:paragraph-rsid="001df7b2"/>
    </style:style>
    <style:style style:name="P9" style:family="paragraph" style:parent-style-name="Standard" style:list-style-name="L1">
      <style:text-properties officeooo:rsid="001de47a" officeooo:paragraph-rsid="001f72b2"/>
    </style:style>
    <style:style style:name="T1" style:family="text">
      <style:text-properties officeooo:rsid="001de47a"/>
    </style:style>
    <style:style style:name="T2" style:family="text">
      <style:text-properties officeooo:rsid="001df7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ción orientada a objetos. </text:p>
      <text:p text:style-name="P1"/>
      <text:list xml:id="list174996059087093859" text:style-name="L1">
        <text:list-item>
          <text:p text:style-name="P4">Realice una clase <text:span text:style-name="T1">template que represente un Vector dinámico.</text:span></text:p>
        </text:list-item>
        <text:list-item>
          <text:p text:style-name="P5">Realice una clase <text:span text:style-name="T1">template que represente un Lista.</text:span></text:p>
        </text:list-item>
        <text:list-item>
          <text:p text:style-name="P5">Realice una clase <text:span text:style-name="T1">template que represente un Pila.</text:span></text:p>
        </text:list-item>
        <text:list-item>
          <text:p text:style-name="P5">Realice una clase <text:span text:style-name="T1">template que represente un Cola.</text:span></text:p>
        </text:list-item>
        <text:list-item>
          <text:p text:style-name="P8">Realice una <text:span text:style-name="T2">clase template que </text:span>represente un <text:span text:style-name="T2">Árbol binario de búsqueda.</text:span></text:p>
        </text:list-item>
        <text:list-item>
          <text:p text:style-name="P8">Realice una <text:span text:style-name="T2">clase template que </text:span>represente un <text:span text:style-name="T2">Mapa, el cual este compuesto por una clave y elemento genérico.</text:span></text:p>
        </text:list-item>
        <text:list-item>
          <text:p text:style-name="P9">Realice una <text:span text:style-name="T2">clase template que represente una Lista ordenada.</text:span></text:p>
        </text:list-item>
        <text:list-item>
          <text:p text:style-name="P9">Realice una <text:span text:style-name="T2">clase template que represente un Conjunto.</text:span></text:p>
        </text:list-item>
      </text:list>
      <text:p text:style-name="P7"/>
      <text:p text:style-name="P7"/>
      <text:p text:style-name="P6"><text:span text:style-name="T2"><text:s/></text:span></text:p>
      <text:p text:style-name="P6"><text:span text:style-name="T2"><text:s/></text:span></text:p>
      <text:p text:style-name="P6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23:07:21.330799559</meta:creation-date>
    <dc:date>2018-09-10T02:22:45.239230456</dc:date>
    <meta:editing-duration>PT2H24M33S</meta:editing-duration>
    <meta:editing-cycles>1</meta:editing-cycles>
    <meta:document-statistic meta:table-count="0" meta:image-count="0" meta:object-count="0" meta:page-count="1" meta:paragraph-count="11" meta:word-count="91" meta:character-count="558" meta:non-whitespace-character-count="481"/>
    <meta:generator>LibreOffice/5.1.6.2$Linux_X86_64 LibreOffice_project/10m0$Build-2</meta:generator>
  </office:meta>
</office:document-meta>
</file>